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tyles.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byssinica SIL" svg:font-family="'Abyssinica SIL'" style:font-pitch="variable"/>
    <style:font-face style:name="DejaVu Sans" svg:font-family="'DejaVu Sans'" style:font-family-generic="system" style:font-pitch="variable"/>
    <style:font-face style:name="F" svg:font-family="" style:font-family-generic="roman"/>
    <style:font-face style:name="Liberation Sans" svg:font-family="'Liberation Sans'" style:font-family-generic="swiss" style:font-pitch="variable"/>
    <style:font-face style:name="Lohit Devanagari" svg:font-family="'Lohit Devanagari'" style:font-family-generic="system" style:font-pitch="variable"/>
    <style:font-face style:name="Lucida Sans" svg:font-family="'Lucida Sans'" style:font-family-generic="swiss"/>
    <style:font-face style:name="Noto Sans CJK SC" svg:font-family="'Noto Sans CJK SC'" style:font-family-generic="system" style:font-pitch="variable"/>
    <style:font-face style:name="SimSun" svg:font-family="SimSun" style:font-pitch="variable"/>
  </office:font-face-decls>
  <office:automatic-styles>
    <style:style style:name="co1" style:family="table-column">
      <style:table-column-properties fo:break-before="auto" style:column-width="2.258cm"/>
    </style:style>
    <style:style style:name="ro1" style:family="table-row">
      <style:table-row-properties style:row-height="0.496cm" fo:break-before="auto" style:use-optimal-row-height="true"/>
    </style:style>
    <style:style style:name="ro2" style:family="table-row">
      <style:table-row-properties style:row-height="0.579cm" fo:break-before="auto" style:use-optimal-row-height="true"/>
    </style:style>
    <style:style style:name="ro3" style:family="table-row">
      <style:table-row-properties style:row-height="0.605cm" fo:break-before="auto" style:use-optimal-row-height="true"/>
    </style:style>
    <style:style style:name="ro4"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use-window-font-color="true" style:text-outline="false" style:text-line-through-style="none" style:text-line-through-type="none" style:font-name="Abyssinica SIL" fo:font-size="11pt" fo:language="none" fo:country="none" fo:text-shadow="none" style:text-underline-mode="continuous" style:text-overline-mode="continuous" style:text-line-through-mode="continuous" style:font-name-asian="DejaVu Sans" style:font-size-asian="6.80000019073486pt" style:language-asian="none" style:country-asian="none" style:font-style-asian="normal" style:font-weight-asian="normal" style:font-name-complex="Abyssinica SIL" style:font-size-complex="11pt" style:language-complex="none" style:country-complex="none" style:font-style-complex="normal" style:text-emphasize="none" style:font-relief="none" style:text-overline-style="none" style:text-overline-color="font-color"/>
    </style:style>
    <style:style style:name="ce2" style:family="table-cell" style:parent-style-name="Default">
      <style:text-properties style:use-window-font-color="true" style:text-outline="false" style:text-line-through-style="none" style:text-line-through-type="none" style:font-name="Abyssinica SIL" fo:font-size="11pt" fo:language="none" fo:country="none" fo:text-shadow="none" style:text-underline-mode="continuous" style:text-overline-mode="continuous" style:text-line-through-mode="continuous" style:font-name-asian="DejaVu Sans" style:font-size-asian="6.80000019073486pt" style:language-asian="none" style:country-asian="none" style:font-style-asian="normal" style:font-weight-asian="normal" style:font-name-complex="Abyssinica SIL" style:font-size-complex="11pt" style:language-complex="none" style:country-complex="none" style:font-style-complex="normal" style:font-weight-complex="normal" style:text-emphasize="none" style:font-relief="none" style:text-overline-style="none" style:text-overline-color="font-color"/>
    </style:style>
    <style:style style:name="ce3" style:family="table-cell" style:parent-style-name="Default">
      <style:text-properties style:use-window-font-color="true" style:text-outline="false" style:text-line-through-style="none" style:text-line-through-type="none" style:font-name="Abyssinica SIL" fo:font-size="11pt" fo:language="none" fo:country="none" fo:text-shadow="none" style:text-underline-style="none" style:text-underline-mode="continuous" style:text-overline-mode="continuous" style:text-line-through-mode="continuous" style:font-name-asian="DejaVu Sans" style:font-size-asian="6.80000019073486pt" style:language-asian="none" style:country-asian="none" style:font-style-asian="normal" style:font-weight-asian="normal" style:font-name-complex="Abyssinica SIL" style:font-size-complex="11pt" style:language-complex="none" style:country-complex="none" style:font-style-complex="normal" style:text-emphasize="none" style:font-relief="none" style:text-overline-style="none" style:text-overline-color="font-color"/>
    </style:style>
    <style:style style:name="ce4" style:family="table-cell" style:parent-style-name="Default">
      <style:text-properties style:text-outline="false" style:text-line-through-style="none" style:text-line-through-type="none" style:font-name="Abyssinica SIL" fo:font-size="11pt" fo:language="none" fo:country="none" fo:text-shadow="none" style:text-underline-mode="continuous" style:text-overline-mode="continuous" style:text-line-through-mode="continuous" style:font-name-asian="DejaVu Sans" style:font-size-asian="6.80000019073486pt" style:language-asian="none" style:country-asian="none" style:font-style-asian="normal" style:font-weight-asian="normal" style:font-name-complex="Abyssinica SIL" style:font-size-complex="11pt" style:language-complex="none" style:country-complex="none" style:font-style-complex="normal" style:font-weight-complex="normal" style:text-emphasize="none" style:font-relief="none" style:text-overline-style="none" style:text-overline-color="font-color"/>
    </style:style>
    <style:style style:name="ce5" style:family="table-cell" style:parent-style-name="Default">
      <style:text-properties style:use-window-font-color="true" style:text-outline="false" style:text-line-through-style="none" style:text-line-through-type="none" style:font-name="Abyssinica SIL" fo:font-size="11pt" fo:language="none" fo:country="none" fo:text-shadow="none" style:text-underline-mode="continuous" style:text-overline-mode="continuous" style:text-line-through-mode="continuous" style:font-name-asian="DejaVu Sans" style:font-size-asian="6.80000019073486pt" style:language-asian="none" style:country-asian="none" style:font-style-asian="normal" style:font-weight-asian="normal" style:font-name-complex="Abyssinica SIL" style:font-size-complex="11pt" style:language-complex="none" style:country-complex="none" style:text-emphasize="none" style:font-relief="none" style:text-overline-style="none" style:text-overline-color="font-color"/>
    </style:style>
    <style:style style:name="ce6" style:family="table-cell" style:parent-style-name="Default">
      <style:text-properties style:use-window-font-color="true" style:text-outline="false" style:text-line-through-style="none" style:text-line-through-type="none" style:font-name="Abyssinica SIL" fo:font-size="11pt" fo:language="none" fo:country="none" fo:font-style="normal" fo:text-shadow="none" style:text-underline-mode="continuous" style:text-overline-mode="continuous" style:text-line-through-mode="continuous" style:font-name-asian="DejaVu Sans" style:font-size-asian="6.80000019073486pt" style:language-asian="none" style:country-asian="none" style:font-style-asian="normal" style:font-weight-asian="normal" style:font-name-complex="Abyssinica SIL" style:font-size-complex="11pt" style:language-complex="none" style:country-complex="none" style:font-style-complex="normal" style:font-weight-complex="normal" style:text-emphasize="none" style:font-relief="none" style:text-overline-style="none" style:text-overline-color="font-color"/>
    </style:style>
    <style:style style:name="ce7" style:family="table-cell" style:parent-style-name="Default">
      <style:text-properties style:text-outline="false" style:text-line-through-style="none" style:text-line-through-type="none" style:font-name="Abyssinica SIL" fo:font-size="11pt" fo:text-shadow="none" style:text-underline-mode="continuous" style:text-overline-mode="continuous" style:text-line-through-mode="continuous" style:font-name-asian="DejaVu Sans" style:font-size-asian="6.80000019073486pt" style:language-asian="none" style:country-asian="none" style:font-style-asian="normal" style:font-weight-asian="normal" style:font-name-complex="Abyssinica SIL" style:font-size-complex="11pt" style:language-complex="none" style:country-complex="none" style:text-emphasize="none" style:font-relief="none" style:text-overline-style="none" style:text-overline-color="font-color"/>
    </style:style>
    <style:style style:name="ce8" style:family="table-cell" style:parent-style-name="Default">
      <style:text-properties fo:color="#000000" style:text-outline="false" style:text-line-through-style="none" style:text-line-through-type="none" style:font-name="Abyssinica SIL" fo:font-size="11pt" fo:language="en" fo:country="GB" fo:text-shadow="none" style:text-underline-mode="continuous" style:text-overline-mode="continuous" style:text-line-through-mode="continuous" style:font-name-asian="DejaVu Sans" style:font-size-asian="6.80000019073486pt" style:language-asian="none" style:country-asian="none" style:font-style-asian="normal" style:font-weight-asian="normal" style:font-name-complex="Abyssinica SIL" style:font-size-complex="11pt" style:language-complex="none" style:country-complex="none" style:text-emphasize="none" style:font-relief="none" style:text-overline-style="none" style:text-overline-color="font-color"/>
    </style:style>
    <style:style style:name="ce9" style:family="table-cell" style:parent-style-name="Default">
      <style:text-properties style:use-window-font-color="true" style:text-outline="false" style:text-line-through-style="none" style:text-line-through-type="none" fo:language="none" fo:country="none" fo:text-shadow="none" style:text-underline-mode="continuous" style:text-overline-mode="continuous" style:text-line-through-mode="continuous" style:font-name-asian="DejaVu Sans" style:font-size-asian="6.80000019073486pt" style:language-asian="none" style:country-asian="none" style:font-style-asian="normal" style:font-weight-asian="normal" style:language-complex="none" style:country-complex="none" style:text-emphasize="none" style:font-relief="none" style:text-overline-style="none" style:text-overline-color="font-color"/>
    </style:style>
    <style:style style:name="ce10" style:family="table-cell" style:parent-style-name="Default">
      <style:text-properties fo:color="#000000" style:text-outline="false" style:text-line-through-style="none" style:text-line-through-type="none" style:font-name="Abyssinica SIL" fo:language="en" fo:country="GB" fo:text-shadow="none" style:text-underline-mode="continuous" style:text-overline-mode="continuous" style:text-line-through-mode="continuous" style:font-name-asian="DejaVu Sans" style:font-size-asian="6.80000019073486pt" style:language-asian="none" style:country-asian="none" style:font-style-asian="normal" style:font-weight-asian="normal" style:font-name-complex="Abyssinica SIL" style:language-complex="none" style:country-complex="none" style:text-emphasize="none" style:font-relief="none" style:text-overline-style="none" style:text-overline-color="font-color"/>
    </style:style>
    <style:style style:name="ce11" style:family="table-cell" style:parent-style-name="Default">
      <style:text-properties fo:color="#000000" style:text-outline="false" style:text-line-through-style="none" style:text-line-through-type="none" style:font-name="Abyssinica SIL" fo:font-size="12pt" fo:language="en" fo:country="GB" fo:text-shadow="none" style:text-underline-mode="continuous" style:text-overline-mode="continuous" style:text-line-through-mode="continuous" style:font-name-asian="SimSun" style:font-size-asian="12pt" style:language-asian="zh" style:country-asian="CN" style:font-style-asian="normal" style:font-weight-asian="normal" style:font-name-complex="Abyssinica SIL" style:font-size-complex="12pt" style:language-complex="hi" style:country-complex="IN" style:text-emphasize="none" style:font-relief="none" style:text-overline-style="none" style:text-overline-color="font-color"/>
    </style:style>
    <style:style style:name="ce12" style:family="table-cell" style:parent-style-name="Default">
      <style:text-properties fo:color="#000000" style:text-outline="false" style:text-line-through-style="none" style:text-line-through-type="none" style:font-name="Abyssinica SIL" fo:language="en" fo:country="GB" fo:text-shadow="none" style:text-underline-mode="continuous" style:text-overline-mode="continuous" style:text-line-through-mode="continuous" style:font-name-asian="SimSun" style:font-size-asian="12pt" style:language-asian="zh" style:country-asian="CN" style:font-style-asian="normal" style:font-weight-asian="normal" style:font-name-complex="Abyssinica SIL" style:language-complex="hi" style:country-complex="IN" style:text-emphasize="none" style:font-relief="none" style:text-overline-style="none" style:text-overline-color="font-color"/>
    </style:style>
    <style:style style:name="T1" style:family="text">
      <style:text-properties style:font-name="Abyssinica SIL" fo:font-size="11pt" style:font-name-complex="Abyssinica SIL" style:font-size-complex="11pt"/>
    </style:style>
    <style:style style:name="T2" style:family="text">
      <style:text-properties style:font-name="Abyssinica SIL" fo:font-size="11pt" style:font-name-complex="Abyssinica SIL" style:font-size-complex="11pt" fo:font-weight="bold" style:font-weight-complex="bold"/>
    </style:style>
    <style:style style:name="T3" style:family="text">
      <style:text-properties style:font-name="Abyssinica SIL" fo:font-size="11pt" style:font-name-complex="Abyssinica SIL" style:font-size-complex="11pt" style:text-underline-style="solid" style:text-underline-width="auto" style:text-underline-color="font-color" fo:font-style="italic"/>
    </style:style>
    <style:style style:name="T4" style:family="text">
      <style:text-properties style:font-name="Abyssinica SIL" fo:font-size="11pt" style:font-name-complex="Abyssinica SIL" style:font-size-complex="11pt" fo:font-style="italic" style:text-underline-style="none" style:text-underline-color="font-color"/>
    </style:style>
    <style:style style:name="T5" style:family="text">
      <style:text-properties style:font-name="Abyssinica SIL" fo:font-size="11pt" style:font-name-complex="Abyssinica SIL" style:font-size-complex="11pt" fo:font-style="italic" style:text-underline-style="solid" style:text-underline-width="auto" style:text-underline-color="font-color"/>
    </style:style>
    <style:style style:name="T6" style:family="text">
      <style:text-properties style:font-name="Abyssinica SIL" fo:font-size="11pt" style:font-name-complex="Abyssinica SIL" style:font-size-complex="11pt" fo:font-style="normal"/>
    </style:style>
    <style:style style:name="T7" style:family="text">
      <style:text-properties style:font-name="Abyssinica SIL" fo:font-size="11pt" style:font-name-complex="Abyssinica SIL" style:font-size-complex="11pt" fo:font-style="normal" fo:font-weight="bold"/>
    </style:style>
    <style:style style:name="T8" style:family="text">
      <style:text-properties style:font-name="Abyssinica SIL" fo:font-size="11pt" style:font-name-complex="Abyssinica SIL" style:font-size-complex="11pt" fo:font-style="normal" fo:font-weight="normal"/>
    </style:style>
    <style:style style:name="T9" style:family="text">
      <style:text-properties style:font-name="Abyssinica SIL" fo:font-size="11pt" fo:font-weight="normal" fo:font-style="normal" style:font-name-complex="Abyssinica SIL" style:font-size-complex="11pt"/>
    </style:style>
    <style:style style:name="T10" style:family="text">
      <style:text-properties style:font-name="Abyssinica SIL" fo:font-size="11pt" fo:font-style="normal" style:font-name-complex="Abyssinica SIL" style:font-size-complex="11pt" fo:font-weight="bold" style:font-weight-complex="bold"/>
    </style:style>
    <style:style style:name="T11" style:family="text">
      <style:text-properties style:font-name="Abyssinica SIL" fo:font-size="11pt" fo:font-style="normal" style:font-name-complex="Abyssinica SIL" style:font-size-complex="11pt" fo:font-weight="normal"/>
    </style:style>
    <style:style style:name="T12" style:family="text">
      <style:text-properties style:font-name="Abyssinica SIL" fo:font-size="11pt" style:font-name-complex="Abyssinica SIL" style:font-size-complex="11pt" fo:font-weight="normal" style:text-underline-style="solid" style:text-underline-width="auto" style:text-underline-color="font-color" fo:font-style="italic"/>
    </style:style>
    <style:style style:name="T13" style:family="text">
      <style:text-properties style:font-name="Abyssinica SIL" fo:font-size="11pt" style:font-name-complex="Abyssinica SIL" style:font-size-complex="11pt" fo:font-weight="normal" fo:font-style="normal"/>
    </style:style>
    <style:style style:name="T14" style:family="text">
      <style:text-properties style:font-name="Abyssinica SIL" fo:font-size="11pt" style:font-name-complex="Abyssinica SIL" style:font-size-complex="11pt" fo:font-weight="bold"/>
    </style:style>
    <style:style style:name="T15" style:family="text">
      <style:text-properties style:font-name="Abyssinica SIL" fo:font-size="11pt" style:font-name-complex="Abyssinica SIL" style:font-size-complex="11pt" fo:font-weight="normal" fo:font-style="italic"/>
    </style:style>
    <style:style style:name="T16" style:family="text">
      <style:text-properties style:font-name="Abyssinica SIL" fo:font-size="11pt" style:font-name-complex="Abyssinica SIL" style:font-size-complex="11pt" fo:font-weight="normal" style:text-underline-style="solid" style:text-underline-width="auto" style:text-underline-color="font-color" fo:font-style="normal"/>
    </style:style>
    <style:style style:name="T17" style:family="text">
      <style:text-properties style:font-name="Abyssinica SIL" fo:font-size="11pt" style:font-name-complex="Abyssinica SIL" style:font-size-complex="11pt" fo:font-weight="normal" fo:font-style="normal" fo:color="#000000"/>
    </style:style>
    <style:style style:name="T18" style:family="text">
      <style:text-properties style:font-name="Abyssinica SIL" fo:font-size="11pt" style:font-name-complex="Abyssinica SIL" style:font-size-complex="11pt" style:text-underline-style="solid" style:text-underline-width="auto" style:text-underline-color="font-color" fo:font-style="italic" style:font-style-complex="italic"/>
    </style:style>
    <style:style style:name="T19" style:family="text">
      <style:text-properties style:font-name="Abyssinica SIL" fo:font-size="11pt" style:font-name-complex="Abyssinica SIL" style:font-size-complex="11pt" style:text-underline-style="solid" style:text-underline-width="auto" style:text-underline-color="font-color"/>
    </style:style>
    <style:style style:name="T20" style:family="text">
      <style:text-properties style:font-name="Abyssinica SIL" fo:font-size="11pt" style:font-name-complex="Abyssinica SIL" style:font-size-complex="11pt" fo:font-style="italic" style:font-style-complex="italic"/>
    </style:style>
    <style:style style:name="T21" style:family="text">
      <style:text-properties style:font-name="Abyssinica SIL" fo:font-size="11pt" style:font-name-complex="Abyssinica SIL" style:font-size-complex="11pt" fo:font-weight="normal" style:font-weight-complex="normal"/>
    </style:style>
    <style:style style:name="T22" style:family="text">
      <style:text-properties style:font-name="Abyssinica SIL" fo:font-size="11pt" style:font-name-complex="Abyssinica SIL" style:font-size-complex="11pt" fo:font-style="italic"/>
    </style:style>
    <style:style style:name="T23" style:family="text">
      <style:text-properties style:font-name="Abyssinica SIL" fo:font-size="11pt" fo:font-weight="normal" style:font-name-complex="Abyssinica SIL" style:font-size-complex="11pt" style:font-weight-complex="normal"/>
    </style:style>
    <style:style style:name="T24" style:family="text">
      <style:text-properties style:font-name="Abyssinica SIL" fo:font-size="11pt" style:font-name-complex="Abyssinica SIL" style:font-size-complex="11pt" fo:font-weight="normal" style:font-weight-complex="normal" style:text-underline-style="solid" style:text-underline-width="auto" style:text-underline-color="font-color" fo:font-style="italic" style:font-style-complex="italic"/>
    </style:style>
    <style:style style:name="T25" style:family="text">
      <style:text-properties style:font-name="Abyssinica SIL" fo:font-size="11pt" style:font-name-complex="Abyssinica SIL" style:font-size-complex="11pt" fo:font-weight="normal" style:text-underline-style="solid" style:text-underline-width="auto" style:text-underline-color="font-color" fo:font-style="italic" style:font-weight-complex="normal" style:font-style-complex="italic"/>
    </style:style>
    <style:style style:name="T26" style:family="text">
      <style:text-properties style:font-name="Abyssinica SIL" fo:font-size="11pt" style:font-name-complex="Abyssinica SIL" style:font-size-complex="11pt" fo:font-weight="normal" style:text-underline-style="none" style:text-underline-color="font-color" fo:font-style="normal" style:font-weight-complex="normal" style:font-style-complex="normal"/>
    </style:style>
    <style:style style:name="T27" style:family="text">
      <style:text-properties style:font-name="Abyssinica SIL" fo:font-size="11pt" fo:font-weight="normal" style:text-underline-style="none" style:text-underline-color="font-color" fo:font-style="normal" style:font-name-complex="Abyssinica SIL" style:font-size-complex="11pt" style:font-weight-complex="normal" style:font-style-complex="normal"/>
    </style:style>
    <style:style style:name="T28" style:family="text">
      <style:text-properties style:font-name="Abyssinica SIL" fo:font-size="11pt" style:text-underline-style="none" style:text-underline-color="font-color" fo:font-style="normal" style:font-name-complex="Abyssinica SIL" style:font-size-complex="11pt" style:font-weight-complex="normal" style:font-style-complex="normal" fo:font-weight="bold"/>
    </style:style>
    <style:style style:name="T29" style:family="text">
      <style:text-properties style:font-name="Abyssinica SIL" fo:font-size="11pt" style:text-underline-style="none" style:text-underline-color="font-color" fo:font-style="normal" style:font-name-complex="Abyssinica SIL" style:font-size-complex="11pt" style:font-weight-complex="normal" style:font-style-complex="normal" fo:font-weight="normal"/>
    </style:style>
    <style:style style:name="T30" style:family="text">
      <style:text-properties style:font-name="Abyssinica SIL" fo:font-size="11pt" fo:font-style="normal" style:font-name-complex="Abyssinica SIL" style:font-size-complex="11pt" style:font-weight-complex="normal" style:font-style-complex="normal" fo:font-weight="normal" style:text-underline-style="solid" style:text-underline-width="auto" style:text-underline-color="font-color"/>
    </style:style>
    <style:style style:name="T31" style:family="text">
      <style:text-properties style:font-name="Abyssinica SIL" fo:font-size="11pt" fo:font-style="normal" style:font-name-complex="Abyssinica SIL" style:font-size-complex="11pt" style:font-weight-complex="normal" style:font-style-complex="normal" fo:font-weight="normal" style:text-underline-style="none" style:text-underline-color="font-color"/>
    </style:style>
    <style:style style:name="T32" style:family="text">
      <style:text-properties style:font-name="Abyssinica SIL" fo:font-size="11pt" style:text-underline-style="none" style:text-underline-color="font-color" fo:font-style="normal" style:font-name-complex="Abyssinica SIL" style:font-size-complex="11pt" style:font-style-complex="normal" fo:color="#000000" fo:font-weight="bold" style:font-weight-complex="bold"/>
    </style:style>
    <style:style style:name="T33" style:family="text">
      <style:text-properties style:font-name="Abyssinica SIL" fo:font-size="11pt" style:text-underline-style="none" style:text-underline-color="font-color" fo:font-style="normal" style:font-name-complex="Abyssinica SIL" style:font-size-complex="11pt" style:font-style-complex="normal" fo:color="#000000" fo:font-weight="normal" style:font-weight-complex="normal"/>
    </style:style>
    <style:style style:name="T34" style:family="text">
      <style:text-properties style:font-name="Abyssinica SIL" fo:font-size="11pt" style:text-underline-style="none" style:text-underline-color="font-color" fo:font-style="normal" style:font-name-complex="Abyssinica SIL" style:font-size-complex="11pt" style:font-style-complex="normal" fo:color="#000000" fo:font-weight="normal" style:font-weight-complex="normal" style:text-position="super 58%"/>
    </style:style>
    <style:style style:name="T35" style:family="text">
      <style:text-properties style:font-name="Abyssinica SIL" fo:font-size="11pt" style:text-underline-style="none" style:text-underline-color="font-color" fo:font-style="normal" style:font-name-complex="Abyssinica SIL" style:font-size-complex="11pt" style:font-style-complex="normal" fo:color="#000000" fo:font-weight="normal" style:font-weight-complex="normal" fo:language="en" fo:country="GB"/>
    </style:style>
    <style:style style:name="T36" style:family="text">
      <style:text-properties style:font-name="Abyssinica SIL" fo:font-size="11pt" style:text-underline-style="none" style:text-underline-color="font-color" style:font-name-complex="Abyssinica SIL" style:font-size-complex="11pt" fo:color="#000000" fo:font-weight="normal" style:font-weight-complex="normal" fo:language="en" fo:country="GB" fo:font-style="italic" style:font-style-complex="italic"/>
    </style:style>
    <style:style style:name="T37" style:family="text">
      <style:text-properties style:font-name="Abyssinica SIL" fo:font-size="11pt" style:font-name-complex="Abyssinica SIL" style:font-size-complex="11pt" fo:color="#000000" fo:font-weight="normal" style:font-weight-complex="normal" fo:language="en" fo:country="GB" fo:font-style="italic" style:font-style-complex="italic" style:text-underline-style="solid" style:text-underline-width="auto" style:text-underline-color="font-color"/>
    </style:style>
    <style:style style:name="T38" style:family="text">
      <style:text-properties style:font-name="Abyssinica SIL" fo:font-size="11pt" style:font-name-complex="Abyssinica SIL" style:font-size-complex="11pt" fo:color="#000000" style:font-weight-complex="normal" fo:language="en" fo:country="GB" fo:font-weight="bold" style:text-underline-style="none" style:text-underline-color="font-color" fo:font-style="normal" style:font-style-complex="normal"/>
    </style:style>
    <style:style style:name="T39" style:family="text">
      <style:text-properties style:font-name="Abyssinica SIL" fo:font-size="11pt" style:font-name-complex="Abyssinica SIL" style:font-size-complex="11pt" fo:color="#000000" style:font-weight-complex="normal" fo:language="en" fo:country="GB" style:text-underline-style="none" style:text-underline-color="font-color" fo:font-style="normal" style:font-style-complex="normal" fo:font-weight="normal"/>
    </style:style>
    <style:style style:name="T40" style:family="text">
      <style:text-properties fo:color="#000000" style:font-name="Abyssinica SIL" fo:font-size="11pt" fo:font-weight="normal" style:text-underline-style="none" style:text-underline-color="font-color" fo:font-style="normal" fo:language="en" fo:country="GB" style:font-name-complex="Abyssinica SIL" style:font-size-complex="11pt" style:font-weight-complex="normal" style:font-style-complex="normal"/>
    </style:style>
    <style:style style:name="T41" style:family="text">
      <style:text-properties fo:color="#000000" style:font-name="Abyssinica SIL" fo:font-size="11pt" style:text-underline-style="none" style:text-underline-color="font-color" fo:font-style="normal" fo:language="en" fo:country="GB" style:font-name-complex="Abyssinica SIL" style:font-size-complex="11pt" style:font-style-complex="normal" fo:font-weight="bold" style:font-weight-complex="bold"/>
    </style:style>
    <style:style style:name="T42" style:family="text">
      <style:text-properties fo:color="#000000" style:font-name="Abyssinica SIL" fo:font-size="11pt" style:text-underline-style="none" style:text-underline-color="font-color" fo:font-style="normal" fo:language="en" fo:country="GB" style:font-name-complex="Abyssinica SIL" style:font-size-complex="11pt" style:font-style-complex="normal" fo:font-weight="normal" style:font-weight-complex="normal"/>
    </style:style>
    <style:style style:name="T43" style:family="text">
      <style:text-properties fo:color="#000000" style:font-name="Abyssinica SIL" fo:font-size="11pt" style:text-underline-style="none" style:text-underline-color="font-color" fo:language="en" fo:country="GB" style:font-name-complex="Abyssinica SIL" style:font-size-complex="11pt" style:font-style-complex="normal" fo:font-weight="normal" style:font-weight-complex="normal" fo:font-style="italic"/>
    </style:style>
    <style:style style:name="T44" style:family="text">
      <style:text-properties fo:color="#000000" style:font-name="Abyssinica SIL" fo:font-size="11pt" style:text-underline-style="none" style:text-underline-color="font-color" fo:language="en" fo:country="GB" style:font-name-complex="Abyssinica SIL" style:font-size-complex="11pt" style:font-style-complex="normal" fo:font-weight="normal" style:font-weight-complex="normal" fo:font-style="normal"/>
    </style:style>
    <style:style style:name="T45" style:family="text">
      <style:text-properties fo:color="#000000" style:font-name="Abyssinica SIL" fo:font-size="11pt" fo:language="en" fo:country="GB" style:font-name-complex="Abyssinica SIL" style:font-size-complex="11pt" fo:font-weight="normal" style:font-weight-complex="normal" style:text-underline-style="solid" style:text-underline-width="auto" style:text-underline-color="font-color" fo:font-style="italic" style:font-style-complex="italic"/>
    </style:style>
    <style:style style:name="T46" style:family="text">
      <style:text-properties fo:color="#000000" style:font-name="Abyssinica SIL" fo:font-size="11pt" fo:language="en" fo:country="GB" style:font-name-complex="Abyssinica SIL" style:font-size-complex="11pt" fo:font-weight="normal" style:font-weight-complex="normal" fo:font-style="italic" style:font-style-complex="italic" style:text-underline-style="none" style:text-underline-color="font-color"/>
    </style:style>
    <style:style style:name="T47" style:family="text">
      <style:text-properties style:font-name="Abyssinica SIL" style:text-underline-style="none" style:text-underline-color="font-color" fo:font-style="normal" style:font-name-complex="Abyssinica SIL" style:font-weight-complex="normal" style:font-style-complex="normal" fo:font-weight="normal"/>
    </style:style>
    <style:style style:name="T48" style:family="text">
      <style:text-properties style:font-weight-complex="normal" fo:font-weight="normal" style:text-underline-style="solid" style:text-underline-width="auto" style:text-underline-color="font-color" fo:font-style="italic" style:font-name-complex="Lucida Sans" style:font-style-complex="italic"/>
    </style:style>
    <style:style style:name="T49" style:family="text">
      <style:text-properties fo:font-style="italic" style:font-name-complex="Lucida Sans" style:font-style-complex="italic"/>
    </style:style>
    <style:style style:name="T50" style:family="text">
      <style:text-properties fo:color="#000000" style:font-name="Abyssinica SIL" fo:font-size="11pt" fo:language="en" fo:country="GB" style:font-name-complex="Abyssinica SIL" style:font-size-complex="11pt" fo:font-weight="normal" style:font-weight-complex="normal" style:text-underline-style="none" style:text-underline-color="font-color" fo:font-style="normal" style:font-style-complex="normal"/>
    </style:style>
    <style:style style:name="T51" style:family="text">
      <style:text-properties fo:color="#000000" style:font-name="Abyssinica SIL" fo:font-weight="normal" style:text-underline-style="none" style:text-underline-color="font-color" fo:font-style="normal" fo:language="en" fo:country="GB" style:font-name-complex="Abyssinica SIL" style:font-weight-complex="normal" style:font-style-complex="normal"/>
    </style:style>
    <style:style style:name="T52" style:family="text">
      <style:text-properties fo:color="#000000" style:font-name="Abyssinica SIL" style:text-underline-style="none" style:text-underline-color="font-color" fo:font-style="normal" fo:language="en" fo:country="GB" style:font-name-complex="Abyssinica SIL" style:font-style-complex="normal" fo:font-weight="bold" style:font-weight-complex="bold"/>
    </style:style>
    <style:style style:name="T53" style:family="text">
      <style:text-properties fo:color="#000000" style:font-name="Abyssinica SIL" style:text-underline-style="none" style:text-underline-color="font-color" fo:font-style="normal" fo:language="en" fo:country="GB" style:font-name-complex="Abyssinica SIL" style:font-style-complex="normal" fo:font-weight="normal" style:font-weight-complex="normal"/>
    </style:style>
    <style:style style:name="T54" style:family="text">
      <style:text-properties fo:color="#000000" style:font-name="Abyssinica SIL" style:text-underline-style="none" style:text-underline-color="font-color" fo:language="en" fo:country="GB" style:font-name-complex="Abyssinica SIL" style:font-style-complex="normal" fo:font-weight="normal" style:font-weight-complex="normal" fo:font-style="italic"/>
    </style:style>
    <style:style style:name="T55" style:family="text">
      <style:text-properties fo:color="#000000" style:font-name="Abyssinica SIL" style:text-underline-style="none" style:text-underline-color="font-color" fo:language="en" fo:country="GB" style:font-name-complex="Abyssinica SIL" style:font-style-complex="normal" fo:font-weight="normal" style:font-weight-complex="normal" fo:font-style="normal"/>
    </style:style>
    <style:style style:name="T56" style:family="text">
      <style:text-properties fo:color="#000000" style:font-name="Abyssinica SIL" style:text-underline-style="none" style:text-underline-color="font-color" fo:language="en" fo:country="GB" style:font-name-complex="Abyssinica SIL" fo:font-weight="normal" style:font-weight-complex="normal" fo:font-style="italic" style:font-style-complex="italic"/>
    </style:style>
    <style:style style:name="T57" style:family="text">
      <style:text-properties fo:color="#000000" style:font-name="Abyssinica SIL" fo:language="en" fo:country="GB" style:font-name-complex="Abyssinica SIL" fo:font-weight="normal" style:font-weight-complex="normal" fo:font-style="italic" style:font-style-complex="italic" style:text-underline-style="solid" style:text-underline-width="auto" style:text-underline-color="font-color"/>
    </style:style>
    <style:style style:name="T58" style:family="text">
      <style:text-properties fo:color="#000000" style:font-name="Abyssinica SIL" fo:language="en" fo:country="GB" style:font-name-complex="Abyssinica SIL" fo:font-weight="normal" style:font-weight-complex="normal" fo:font-style="italic" style:font-style-complex="italic" style:text-underline-style="none" style:text-underline-color="font-color"/>
    </style:style>
    <style:style style:name="T59" style:family="text">
      <style:text-properties fo:color="#000000" style:font-name="Abyssinica SIL" fo:language="en" fo:country="GB" style:font-name-complex="Abyssinica SIL" fo:font-weight="normal" style:font-weight-complex="normal" style:text-underline-style="solid" style:text-underline-width="auto" style:text-underline-color="font-color" fo:font-style="italic" style:font-style-complex="italic"/>
    </style:style>
    <style:style style:name="T60" style:family="text">
      <style:text-properties fo:color="#000000" style:font-name="Abyssinica SIL" fo:font-size="12pt" fo:font-weight="normal" style:text-underline-style="none" style:text-underline-color="font-color" fo:font-style="normal" style:letter-kerning="true" fo:language="en" fo:country="GB" style:language-asian="zh" style:country-asian="CN" style:language-complex="hi" style:country-complex="IN" style:font-name-asian="SimSun" style:font-name-complex="Abyssinica SIL" style:font-size-asian="12pt" style:font-size-complex="12pt" style:font-weight-complex="normal" style:font-style-complex="normal"/>
    </style:style>
    <style:style style:name="T61" style:family="text">
      <style:text-properties fo:color="#000000" style:font-name="Abyssinica SIL" fo:font-size="12pt" style:text-underline-style="none" style:text-underline-color="font-color" fo:font-style="normal" style:letter-kerning="true" fo:language="en" fo:country="GB" style:language-asian="zh" style:country-asian="CN" style:language-complex="hi" style:country-complex="IN" style:font-name-asian="SimSun" style:font-name-complex="Abyssinica SIL" style:font-size-asian="12pt" style:font-size-complex="12pt" style:font-style-complex="normal" fo:font-weight="bold" style:font-weight-complex="bold"/>
    </style:style>
    <style:style style:name="T62" style:family="text">
      <style:text-properties fo:color="#000000" style:font-name="Abyssinica SIL" fo:font-size="12pt" style:text-underline-style="none" style:text-underline-color="font-color" fo:font-style="normal" style:letter-kerning="true" fo:language="en" fo:country="GB" style:language-asian="zh" style:country-asian="CN" style:language-complex="hi" style:country-complex="IN" style:font-name-asian="SimSun" style:font-name-complex="Abyssinica SIL" style:font-size-asian="12pt" style:font-size-complex="12pt" style:font-style-complex="normal" fo:font-weight="normal" style:font-weight-complex="normal"/>
    </style:style>
    <style:style style:name="T63" style:family="text">
      <style:text-properties fo:color="#000000" style:font-name="Abyssinica SIL" fo:font-size="12pt" style:letter-kerning="true" fo:language="en" fo:country="GB" style:language-asian="zh" style:country-asian="CN" style:language-complex="hi" style:country-complex="IN" style:font-name-asian="SimSun" style:font-name-complex="Abyssinica SIL" style:font-size-asian="12pt" style:font-size-complex="12pt" fo:font-weight="normal" style:font-weight-complex="normal" style:text-underline-style="solid" style:text-underline-width="auto" style:text-underline-color="font-color" fo:font-style="italic" style:font-style-complex="italic"/>
    </style:style>
    <style:style style:name="T64" style:family="text">
      <style:text-properties fo:color="#000000" style:font-name="Abyssinica SIL" fo:font-size="12pt" style:letter-kerning="true" fo:language="en" fo:country="GB" style:language-asian="zh" style:country-asian="CN" style:language-complex="hi" style:country-complex="IN" style:font-name-asian="SimSun" style:font-name-complex="Abyssinica SIL" style:font-size-asian="12pt" style:font-size-complex="12pt" fo:font-weight="normal" style:font-weight-complex="normal" fo:font-style="italic" style:font-style-complex="italic" style:text-underline-style="none" style:text-underline-color="font-color"/>
    </style:style>
    <style:style style:name="T65" style:family="text">
      <style:text-properties fo:color="#000000" style:font-name="Abyssinica SIL" fo:font-size="12pt" style:text-underline-style="none" style:text-underline-color="font-color" style:letter-kerning="true" fo:language="en" fo:country="GB" style:language-asian="zh" style:country-asian="CN" style:language-complex="hi" style:country-complex="IN" style:font-name-asian="SimSun" style:font-name-complex="Abyssinica SIL" style:font-size-asian="12pt" style:font-size-complex="12pt" fo:font-weight="normal" style:font-weight-complex="normal" fo:font-style="italic" style:font-style-complex="italic"/>
    </style:style>
    <style:style style:name="T66" style:family="text">
      <style:text-properties fo:color="#000000" style:font-name="Abyssinica SIL" fo:font-size="12pt" style:letter-kerning="true" fo:language="en" fo:country="GB" style:language-asian="zh" style:country-asian="CN" style:language-complex="hi" style:country-complex="IN" style:font-name-asian="SimSun" style:font-name-complex="Abyssinica SIL" style:font-size-asian="12pt" style:font-size-complex="12pt" fo:font-weight="normal" style:font-weight-complex="normal" fo:font-style="italic" style:font-style-complex="italic" style:text-underline-style="solid" style:text-underline-width="auto" style:text-underline-color="font-color"/>
    </style:style>
    <style:style style:name="T67" style:family="text">
      <style:text-properties fo:color="#000000" style:font-name="Abyssinica SIL" fo:font-size="12pt" fo:font-weight="normal" style:text-underline-style="none" style:text-underline-color="font-color" fo:font-style="italic" style:letter-kerning="true" fo:language="en" fo:country="GB" style:language-asian="zh" style:country-asian="CN" style:language-complex="hi" style:country-complex="IN" style:font-name-asian="SimSun" style:font-name-complex="Abyssinica SIL" style:font-size-asian="12pt" style:font-size-complex="12pt" style:font-weight-complex="normal" style:font-style-complex="italic"/>
    </style:style>
    <style:style style:name="T68" style:family="text">
      <style:text-properties fo:color="#000000" style:font-name="Abyssinica SIL" fo:font-size="12pt" fo:font-weight="normal" style:text-underline-style="none" style:text-underline-color="font-color" style:letter-kerning="true" fo:language="en" fo:country="GB" style:language-asian="zh" style:country-asian="CN" style:language-complex="hi" style:country-complex="IN" style:font-name-asian="SimSun" style:font-name-complex="Abyssinica SIL" style:font-size-asian="12pt" style:font-size-complex="12pt" style:font-weight-complex="normal" fo:font-style="normal" style:font-style-complex="normal"/>
    </style:style>
    <style:style style:name="T69" style:family="text">
      <style:text-properties fo:color="#000000" style:font-name="Abyssinica SIL" fo:font-size="12pt" style:text-underline-style="none" style:text-underline-color="font-color" style:letter-kerning="true" fo:language="en" fo:country="GB" style:language-asian="zh" style:country-asian="CN" style:language-complex="hi" style:country-complex="IN" style:font-name-asian="SimSun" style:font-name-complex="Abyssinica SIL" style:font-size-asian="12pt" style:font-size-complex="12pt" fo:font-style="normal" style:font-style-complex="normal" fo:font-weight="bold" style:font-weight-complex="bold"/>
    </style:style>
    <style:style style:name="T70" style:family="text">
      <style:text-properties fo:color="#000000" style:font-name="Abyssinica SIL" fo:font-size="12pt" style:text-underline-style="none" style:text-underline-color="font-color" style:letter-kerning="true" fo:language="en" fo:country="GB" style:language-asian="zh" style:country-asian="CN" style:language-complex="hi" style:country-complex="IN" style:font-name-asian="SimSun" style:font-name-complex="Abyssinica SIL" style:font-size-asian="12pt" style:font-size-complex="12pt" fo:font-style="normal" style:font-style-complex="normal" fo:font-weight="normal" style:font-weight-complex="normal"/>
    </style:style>
    <style:style style:name="T71" style:family="text">
      <style:text-properties fo:color="#000000" style:font-name="Abyssinica SIL" fo:font-size="12pt" fo:font-weight="normal" style:text-underline-style="none" style:text-underline-color="font-color" style:letter-kerning="true" fo:language="en" fo:country="GB" style:language-asian="zh" style:country-asian="CN" style:language-complex="hi" style:country-complex="IN" style:font-name-asian="SimSun" style:font-name-complex="Abyssinica SIL" style:font-size-asian="12pt" style:font-size-complex="12pt" style:font-weight-complex="normal"/>
    </style:style>
    <style:style style:name="T72" style:family="text">
      <style:text-properties fo:color="#000000" style:font-name="Abyssinica SIL" fo:font-size="12pt" style:text-underline-style="none" style:text-underline-color="font-color" style:letter-kerning="true" fo:language="en" fo:country="GB" style:language-asian="zh" style:country-asian="CN" style:language-complex="hi" style:country-complex="IN" style:font-name-asian="SimSun" style:font-name-complex="Abyssinica SIL" style:font-size-asian="12pt" style:font-size-complex="12pt" fo:font-weight="bold" style:font-weight-complex="bold"/>
    </style:style>
    <style:style style:name="T73" style:family="text">
      <style:text-properties fo:color="#000000" style:font-name="Abyssinica SIL" fo:font-size="12pt" style:text-underline-style="none" style:text-underline-color="font-color" style:letter-kerning="true" fo:language="en" fo:country="GB" style:language-asian="zh" style:country-asian="CN" style:language-complex="hi" style:country-complex="IN" style:font-name-asian="SimSun" style:font-name-complex="Abyssinica SIL" style:font-size-asian="12pt" style:font-size-complex="12pt" fo:font-weight="normal" style:font-weight-complex="normal"/>
    </style:style>
    <style:style style:name="T74" style:family="text">
      <style:text-properties fo:color="#000000" style:font-name="Abyssinica SIL" fo:font-size="12pt" style:letter-kerning="true" fo:language="en" fo:country="GB" style:language-asian="zh" style:country-asian="CN" style:language-complex="hi" style:country-complex="IN" style:font-name-asian="SimSun" style:font-name-complex="Abyssinica SIL" style:font-size-asian="12pt" style:font-size-complex="12pt" fo:font-weight="normal" style:font-weight-complex="normal" style:text-underline-style="none" style:text-underline-color="font-color"/>
    </style:style>
    <style:style style:name="T75" style:family="text">
      <style:text-properties fo:color="#000000" style:font-name="Abyssinica SIL" style:letter-kerning="true" fo:language="en" fo:country="GB" style:language-asian="zh" style:country-asian="CN" style:language-complex="hi" style:country-complex="IN" style:font-name-asian="SimSun" style:font-name-complex="Abyssinica SIL" style:font-size-asian="12pt" fo:font-weight="normal" style:font-weight-complex="normal" fo:font-size="11pt" style:text-underline-style="solid" style:text-underline-width="auto" style:text-underline-color="font-color" fo:font-style="italic" style:font-size-complex="11pt" style:font-style-complex="italic"/>
    </style:style>
    <style:style style:name="T76" style:family="text">
      <style:text-properties fo:color="#000000" style:font-name="Abyssinica SIL" style:letter-kerning="true" fo:language="en" fo:country="GB" style:language-asian="zh" style:country-asian="CN" style:language-complex="hi" style:country-complex="IN" style:font-name-asian="SimSun" style:font-name-complex="Abyssinica SIL" style:font-size-asian="12pt" fo:font-weight="normal" style:font-weight-complex="normal" fo:font-size="11pt" style:text-underline-style="solid" style:text-underline-width="auto" style:text-underline-color="font-color" style:font-size-complex="11pt"/>
    </style:style>
    <style:style style:name="T77" style:family="text">
      <style:text-properties fo:color="#000000" style:font-name="Abyssinica SIL" style:letter-kerning="true" fo:language="en" fo:country="GB" style:language-asian="zh" style:country-asian="CN" style:language-complex="hi" style:country-complex="IN" style:font-name-asian="SimSun" style:font-name-complex="Abyssinica SIL" style:font-size-asian="12pt" fo:font-weight="normal" style:font-weight-complex="normal" fo:font-size="11pt" style:font-size-complex="11pt" style:text-underline-style="none" style:text-underline-color="font-color"/>
    </style:style>
    <style:style style:name="T78" style:family="text">
      <style:text-properties fo:color="#000000" style:font-name="Abyssinica SIL" style:letter-kerning="true" fo:language="en" fo:country="GB" style:language-asian="zh" style:country-asian="CN" style:language-complex="hi" style:country-complex="IN" style:font-name-asian="SimSun" style:font-name-complex="Abyssinica SIL" style:font-size-asian="12pt" fo:font-weight="normal" style:font-weight-complex="normal" fo:font-size="11pt" style:font-size-complex="11pt" style:text-underline-style="none" style:text-underline-color="font-color" fo:font-style="italic" style:font-style-complex="italic"/>
    </style:style>
  </office:automatic-styles>
  <office:body>
    <office:spreadsheet>
      <table:calculation-settings table:automatic-find-labels="false" table:use-regular-expressions="false" table:use-wildcards="true"/>
      <table:table table:name="Feuille1" table:style-name="ta1">
        <table:table-column table:style-name="co1" table:default-cell-style-name="ce2"/>
        <table:table-row table:style-name="ro1">
          <table:table-cell table:style-name="ce1" office:value-type="string" calcext:value-type="string">
            <text:p><text:span text:style-name="T1">1.</text:span><text:tab/><text:span text:style-name="T1">Nicolas, A., </text:span><text:span text:style-name="T2">Ferron, F.</text:span><text:span text:style-name="T1">, Toker, L., Sussman, J. L. &amp; Silman, I. Histochemical method for characterization of enzyme crystals: application to crystals of Torpedo californica acetylcholinesterase. </text:span><text:span text:style-name="T3">Acta Crystallogr. D Biol. </text:span><text:span text:style-name="T4">Crystallogr</text:span><text:span text:style-name="T5">.</text:span><text:span text:style-name="T6"> </text:span><text:span text:style-name="T7">57,</text:span><text:span text:style-name="T8"> 1348–50 (2001).</text:span></text:p>
          </table:table-cell>
        </table:table-row>
        <table:table-row table:style-name="ro2">
          <table:table-cell table:style-name="ce1" office:value-type="string" calcext:value-type="string">
            <text:p><text:span text:style-name="T9">2.</text:span><text:tab/><text:span text:style-name="T10">Ferron, F</text:span><text:span text:style-name="T11">., Longhi, S., Henrissat, B. &amp; Canard, B. Viral RNA-polymerases – a predicted 2’-O-ribose methyltransferase domain shared by all Mononegavirales. </text:span><text:span text:style-name="T12">Trends Biochem. Sci.</text:span><text:span text:style-name="T13"> </text:span><text:span text:style-name="T7">27,</text:span><text:span text:style-name="T8"> 222–4 (2002).</text:span></text:p>
          </table:table-cell>
        </table:table-row>
        <table:table-row table:style-name="ro2">
          <table:table-cell office:value-type="string" calcext:value-type="string">
            <text:p><text:span text:style-name="T9">3.</text:span><text:tab/><text:span text:style-name="T9">Campanacci, V. </text:span><text:span text:style-name="T1">Egloff MP, Longhi S, </text:span><text:span text:style-name="T14">Ferron F.</text:span><text:span text:style-name="T1">, Rancurel C, Salomoni A, Durousseau C, Tocque F, Brémond N, Dobbe JC, Snijder EJ, Canard B, Cambillau C.</text:span><text:span text:style-name="T13"> Structural genomics of the SARS coronavirus: cloning, expression, crystallization and preliminary crystallographic study of the Nsp9 protein. </text:span><text:span text:style-name="T12">Acta Crystallogr. D Biol.</text:span><text:span text:style-name="T15"> Crystallogr.</text:span><text:span text:style-name="T13"> </text:span><text:span text:style-name="T7">59,</text:span><text:span text:style-name="T8"> 1628–31 (2003).</text:span></text:p>
          </table:table-cell>
        </table:table-row>
        <table:table-row table:style-name="ro2">
          <table:table-cell table:style-name="ce1" office:value-type="string" calcext:value-type="string">
            <text:p><text:span text:style-name="T9">4.</text:span><text:tab/><text:span text:style-name="T9">Karlin, D., </text:span><text:span text:style-name="T10">Ferron, F</text:span><text:span text:style-name="T11">., Canard, B. &amp; Longhi, S. Structural disorder and modular organization in Paramyxovirinae N and P. </text:span><text:span text:style-name="T12">J. Gen. Virol</text:span><text:span text:style-name="T15">.</text:span><text:span text:style-name="T13"> </text:span><text:span text:style-name="T7">84,</text:span><text:span text:style-name="T8"> 3239–52 (2003).</text:span></text:p>
          </table:table-cell>
        </table:table-row>
        <table:table-row table:style-name="ro3">
          <table:table-cell office:value-type="string" calcext:value-type="string">
            <text:p><text:span text:style-name="T9">5.</text:span><text:tab/><text:span text:style-name="T9">Egloff, M.-P., </text:span><text:span text:style-name="T14">Ferron F</text:span><text:span text:style-name="T1">, Campanacci V, Longhi S, Rancurel C, Dutartre H, Snijder EJ, Gorbalenya AE, Cambillau C, Canard B.</text:span><text:span text:style-name="T13"> The severe acute respiratory syndrome-coronavirus replicative protein nsp9 is a single-stranded RNA-binding subunit unique in the RNA virus world. </text:span><text:span text:style-name="T12">Proc. Natl. Acad. Sci. U. S. A</text:span><text:span text:style-name="T15">.</text:span><text:span text:style-name="T13"> </text:span><text:span text:style-name="T7">101,</text:span><text:span text:style-name="T8"> 3792–6 (2004).</text:span></text:p>
          </table:table-cell>
        </table:table-row>
        <table:table-row table:style-name="ro3">
          <table:table-cell table:style-name="ce1" office:value-type="string" calcext:value-type="string">
            <text:p><text:span text:style-name="T9">6.</text:span><text:tab/><text:span text:style-name="T10">Ferron, F</text:span><text:span text:style-name="T11">., Bussetta, C., Dutartre, H. &amp; Canard, B. The modeled structure of the RNA dependent RNA polymerase of GBV-C virus suggests a role for motif E in Flaviviridae RNA polymerases. </text:span><text:span text:style-name="T12">BMC Bioinformatics</text:span><text:span text:style-name="T16"> </text:span><text:span text:style-name="T7">6,</text:span><text:span text:style-name="T8"> 255 (2005).</text:span></text:p>
          </table:table-cell>
        </table:table-row>
        <table:table-row table:style-name="ro3">
          <table:table-cell table:style-name="ce3" office:value-type="string" calcext:value-type="string">
            <text:p><text:span text:style-name="T9">7.</text:span><text:tab/><text:span text:style-name="T10">Ferron, F</text:span><text:span text:style-name="T11">. </text:span><text:span text:style-name="T1">Rancurel C, Longhi S, Cambillau C, Henrissat B, Canard B.</text:span><text:span text:style-name="T13"> VaZyMolO: a tool to define and classify modularity in viral proteins. </text:span><text:span text:style-name="T15">J. Gen. Virol.</text:span><text:span text:style-name="T13"> </text:span><text:span text:style-name="T7">86,</text:span><text:span text:style-name="T8"> 743–9 (2005).</text:span></text:p>
          </table:table-cell>
        </table:table-row>
        <table:table-row table:style-name="ro3">
          <table:table-cell office:value-type="string" calcext:value-type="string">
            <text:p><text:span text:style-name="T9">8.</text:span><text:tab/><text:span text:style-name="T9">Severson, W. </text:span><text:span text:style-name="T1">Xu X, Kuhn M, Senutovitch N, Thokala M, </text:span><text:span text:style-name="T14">Ferron F</text:span><text:span text:style-name="T1">, Longhi S, Canard B, Jonsson CB.</text:span><text:span text:style-name="T13"> Essential amino acids of the hantaan virus N protein in its interaction with RNA. </text:span><text:span text:style-name="T12">J. Virol.</text:span><text:span text:style-name="T13"> </text:span><text:span text:style-name="T7">79,</text:span><text:span text:style-name="T8"> 10032–9 (2005).</text:span></text:p>
          </table:table-cell>
        </table:table-row>
        <table:table-row table:style-name="ro3">
          <table:table-cell office:value-type="string" calcext:value-type="string">
            <text:p><text:span text:style-name="T9">9.</text:span><text:tab/><text:span text:style-name="T9">Albeck, S. </text:span><text:span text:style-name="T1">Alzari P, Andreini C, Banci L, Berry IM, Bertini I, Cambillau C, Canard B, Carter L, Cohen SX, Diprose JM, Dym O, Esnouf RM, Felder C, </text:span><text:span text:style-name="T14">Ferron F.</text:span><text:span text:style-name="T1">, Guillemot F, Hamer R, Ben Jelloul M, Laskowski RA, Laurent T, Longhi S, Lopez R, Luchinat C, Malet H, Mochel T, Morris RJ, Moulinier L, Oinn T, Pajon A, Peleg Y, Perrakis A, Poch O, Prilusky J, Rachedi A, Ripp R, Rosato A, Silman I, Stuart DI, Sussman JL, Thierry JC, Thompson JD, Thornton JM, Unger T, Vaughan B, Vranken W, Watson JD, Whamond G, Henrick K.</text:span><text:span text:style-name="T13"> SPINE bioinformatics and data-management aspects of high-throughput structural biology. </text:span><text:span text:style-name="T12">Acta Crystallogr. D Biol.</text:span><text:span text:style-name="T15"> Crystallogr.</text:span><text:span text:style-name="T13"> </text:span><text:span text:style-name="T7">62,</text:span><text:span text:style-name="T8"> 1184–95 (2006).</text:span></text:p>
          </table:table-cell>
        </table:table-row>
        <table:table-row table:style-name="ro3">
          <table:table-cell office:value-type="string" calcext:value-type="string">
            <text:p><text:span text:style-name="T9">10.</text:span><text:tab/><text:span text:style-name="T9">Borrego-Diaz, E. </text:span><text:span text:style-name="T1">Kerff F, Lee SH, </text:span><text:span text:style-name="T14">Ferron F.</text:span><text:span text:style-name="T1">, Li Y, Dominguez R.</text:span><text:span text:style-name="T13"> Crystal structure of the actin-binding domain of alpha-actinin 1: evaluating two competing actin-binding models. </text:span><text:span text:style-name="T12">J. Struct. Biol.</text:span><text:span text:style-name="T13"> </text:span><text:span text:style-name="T7">155,</text:span><text:span text:style-name="T8"> 230–8 (2006).</text:span></text:p>
          </table:table-cell>
        </table:table-row>
        <table:table-row table:style-name="ro2">
          <table:table-cell table:style-name="ce1" office:value-type="string" calcext:value-type="string">
            <text:p><text:span text:style-name="T9">11.</text:span><text:tab/><text:span text:style-name="T10">Ferron, F</text:span><text:span text:style-name="T11">., Longhi, S., Canard, B. &amp; Karlin, D. A practical overview of protein disorder prediction methods. </text:span><text:span text:style-name="T12">Proteins</text:span><text:span text:style-name="T13"> </text:span><text:span text:style-name="T7">65,</text:span><text:span text:style-name="T8"> 1–14 (2006).</text:span></text:p>
          </table:table-cell>
        </table:table-row>
        <table:table-row table:style-name="ro3">
          <table:table-cell office:value-type="string" calcext:value-type="string">
            <text:p><text:span text:style-name="T9">12.</text:span><text:tab/><text:span text:style-name="T9">Imbert, I. </text:span><text:span text:style-name="T1">Guillemot JC, Bourhis JM, Bussetta C, Coutard B, Egloff MP, </text:span><text:span text:style-name="T14">Ferron F.</text:span><text:span text:style-name="T1">, Gorbalenya AE, Canard B.</text:span><text:span text:style-name="T13"> A second, non-canonical RNA-dependent RNA polymerase in SARS coronavirus. </text:span><text:span text:style-name="T12">EMBO J</text:span><text:span text:style-name="T15">.</text:span><text:span text:style-name="T13"> </text:span><text:span text:style-name="T7">25,</text:span><text:span text:style-name="T8"> 4933–42 (2006).</text:span></text:p>
          </table:table-cell>
        </table:table-row>
        <table:table-row table:style-name="ro2">
          <table:table-cell table:style-name="ce1" office:value-type="string" calcext:value-type="string">
            <text:p><text:span text:style-name="T9">13.</text:span><text:tab/><text:span text:style-name="T9">Llorente, M. T. </text:span><text:span text:style-name="T1">García-Barreno B, Calero M, Camafeita E, López JA, Longhi S, </text:span><text:span text:style-name="T2">Ferron F.</text:span><text:span text:style-name="T1">, Varela PF, Melero JA.</text:span><text:span text:style-name="T13"> Structural analysis of the human respiratory syncytial virus phosphoprotein: characterization of an alpha-helical domain involved in oligomerization. </text:span><text:span text:style-name="T12">J. Gen. Virol.</text:span><text:span text:style-name="T13"> </text:span><text:span text:style-name="T7">87,</text:span><text:span text:style-name="T8"> 159–69 (2006).</text:span></text:p>
          </table:table-cell>
        </table:table-row>
        <table:table-row table:style-name="ro2">
          <table:table-cell office:value-type="string" calcext:value-type="string">
            <text:p><text:span text:style-name="T9">14. Egloff, M.-P. </text:span><text:span text:style-name="T1">Decroly E, Malet H, Selisko B, Benarroch D, </text:span><text:span text:style-name="T14">Ferron F.</text:span><text:span text:style-name="T1">, Canard B.</text:span><text:span text:style-name="T13"> Structural and functional analysis of methylation and 5’-RNA sequence requirements of short capped RNAs by the methyltransferase domain of dengue virus NS5. </text:span><text:span text:style-name="T12">J. Mol. Biol</text:span><text:span text:style-name="T15">.</text:span><text:span text:style-name="T13"> </text:span><text:span text:style-name="T7">372,</text:span><text:span text:style-name="T8"> 723–36 (2007).</text:span></text:p>
          </table:table-cell>
        </table:table-row>
        <table:table-row table:style-name="ro2">
          <table:table-cell table:style-name="ce1" office:value-type="string" calcext:value-type="string">
            <text:p><text:span text:style-name="T9">15.</text:span><text:tab/><text:span text:style-name="T10">Ferron, F</text:span><text:span text:style-name="T11">., Rebowski, G., Lee, S. H. &amp; Dominguez, R. Structural basis for the recruitment of profilin-actin complexes during filament elongation by Ena/VASP. </text:span><text:span text:style-name="T12">EMBO J.</text:span><text:span text:style-name="T13"> </text:span><text:span text:style-name="T7">26,</text:span><text:span text:style-name="T8"> 4597–606 (2007).</text:span></text:p>
          </table:table-cell>
        </table:table-row>
        <table:table-row table:style-name="ro2">
          <table:table-cell office:value-type="string" calcext:value-type="string">
            <text:p><text:span text:style-name="T9">16.</text:span><text:tab/><text:span text:style-name="T9">Lee, S. H. </text:span><text:span text:style-name="T1">Kerff F, Chereau D, </text:span><text:span text:style-name="T14">Ferron F.</text:span><text:span text:style-name="T1">, Klug A, Dominguez R.</text:span><text:span text:style-name="T13"> Structural basis for the actin-binding function of missing-in-metastasis. </text:span><text:span text:style-name="T12">Struct.</text:span><text:span text:style-name="T15"> Lond. Engl. 1993</text:span><text:span text:style-name="T13"> </text:span><text:span text:style-name="T7">15,</text:span><text:span text:style-name="T8"> 145–55 (2007).</text:span></text:p>
          </table:table-cell>
        </table:table-row>
        <table:table-row table:style-name="ro2">
          <table:table-cell office:value-type="string" calcext:value-type="string">
            <text:p><text:span text:style-name="T9">17.</text:span><text:tab/><text:span text:style-name="T9">Baek, K. </text:span><text:span text:style-name="T1">Liu X, </text:span><text:span text:style-name="T14">Ferron F.</text:span><text:span text:style-name="T1">, Shu S, Korn ED, Dominguez R.</text:span><text:span text:style-name="T13"> Modulation of actin structure and function by phosphorylation of Tyr-53 and profilin binding. </text:span><text:span text:style-name="T12">Proc. Natl. Acad. Sci. U. S. A.</text:span><text:span text:style-name="T13"> </text:span><text:span text:style-name="T7">105,</text:span><text:span text:style-name="T8"> 11748–53 (2008).</text:span></text:p>
          </table:table-cell>
        </table:table-row>
        <table:table-row table:style-name="ro2">
          <table:table-cell office:value-type="string" calcext:value-type="string">
            <text:p><text:span text:style-name="T9">18.</text:span><text:tab/><text:span text:style-name="T9">Malet, H. </text:span><text:span text:style-name="T1">Coutard B, Jamal S, Dutartre H, Papageorgiou N, Neuvonen M, Ahola T, Forrester N, Gould EA, Lafitte D, </text:span><text:span text:style-name="T14">Ferron F.</text:span><text:span text:style-name="T1">, Lescar J, Gorbalenya AE, de Lamballerie X, Canard B.</text:span><text:span text:style-name="T13"> The crystal structures of Chikungunya and Venezuelan equine encephalitis virus nsP3 macro domains define a conserved adenosine binding pocket. </text:span><text:span text:style-name="T12">J. Virol.</text:span><text:span text:style-name="T13"> </text:span><text:span text:style-name="T7">83,</text:span><text:span text:style-name="T8"> 6534–45 (2009).</text:span></text:p>
          </table:table-cell>
        </table:table-row>
        <table:table-row table:style-name="ro2">
          <table:table-cell table:style-name="ce1" office:value-type="string" calcext:value-type="string">
            <text:p><text:span text:style-name="T9">19.</text:span><text:tab/><text:span text:style-name="T9">Qureshi, I. a, </text:span><text:span text:style-name="T10">Ferron, F</text:span><text:span text:style-name="T11">., Seh, C. C., Cheung, P. &amp; Lescar, J. Crystallographic structure of ubiquitin in complex with cadmium ions. </text:span><text:span text:style-name="T12">BMC Res. Notes</text:span><text:span text:style-name="T13"> </text:span><text:span text:style-name="T7">2,</text:span><text:span text:style-name="T8"> 251 (2009).</text:span></text:p>
          </table:table-cell>
        </table:table-row>
        <table:table-row table:style-name="ro2">
          <table:table-cell office:value-type="string" calcext:value-type="string">
            <text:p><text:span text:style-name="T9">20.</text:span><text:tab/><text:span text:style-name="T9">Kim, H. R. </text:span><text:span text:style-name="T1">Graceffa P, </text:span><text:span text:style-name="T14">Ferron F.</text:span><text:span text:style-name="T1">, Gallant C, Boczkowska M, Dominguez R, Morgan KG.</text:span><text:span text:style-name="T13"> Actin polymerization in differentiated vascular smooth muscle cells requires vasodilator-stimulated phosphoprotein. </text:span><text:span text:style-name="T12">Am. J. Physiol. Cell Physiol.</text:span><text:span text:style-name="T13"> </text:span><text:span text:style-name="T7">298,</text:span><text:span text:style-name="T8"> C559–71 (2010).</text:span></text:p>
          </table:table-cell>
        </table:table-row>
        <table:table-row table:style-name="ro2">
          <table:table-cell office:value-type="string" calcext:value-type="string">
            <text:p><text:span text:style-name="T9">21.</text:span><text:tab/><text:span text:style-name="T9">Massé, N. </text:span><text:span text:style-name="T1">Davidson A, </text:span><text:span text:style-name="T14">Ferron F</text:span><text:span text:style-name="T1">, Alvarez K, Jacobs M, Romette JL, Canard B, Guillemot JC.</text:span><text:span text:style-name="T13"> Dengue virus replicons: production of an interserotypic chimera and cell lines from different species, and establishment of a cell-based fluorescent assay to screen inhibitors, validated by the evaluation of ribavirin’s activity. </text:span><text:span text:style-name="T12">Antiviral Res</text:span><text:span text:style-name="T15">.</text:span><text:span text:style-name="T13"> </text:span><text:span text:style-name="T7">86,</text:span><text:span text:style-name="T8"> 296–305 (2010).</text:span></text:p>
          </table:table-cell>
        </table:table-row>
        <table:table-row table:style-name="ro2">
          <table:table-cell table:style-name="ce4" office:value-type="string" calcext:value-type="string">
            <text:p><text:span text:style-name="T9">22.</text:span><text:tab/><text:span text:style-name="T9">Morin, B. </text:span><text:span text:style-name="T1">Coutard B, Lelke M, </text:span><text:span text:style-name="T14">Ferron F</text:span><text:span text:style-name="T1">, Kerber R, Jamal S, Frangeul A, Baronti C, Charrel R, de Lamballerie X, Vonrhein C, Lescar J, Bricogne G, Günther S, Canard B.</text:span><text:span text:style-name="T13"> The N-terminal domain of the arenavirus L protein is an RNA endonuclease essential in mRNA </text:span><text:span text:style-name="T17">transcription</text:span><text:span text:style-name="T13">. </text:span><text:span text:style-name="T12">PLoS Pathog</text:span><text:span text:style-name="T15">.</text:span><text:span text:style-name="T13"> </text:span><text:span text:style-name="T7">6,</text:span><text:span text:style-name="T8"> e1001038 (2010).</text:span></text:p>
          </table:table-cell>
        </table:table-row>
        <table:table-row table:style-name="ro2">
          <table:table-cell office:value-type="string" calcext:value-type="string">
            <text:p><text:span text:style-name="T9">23.</text:span><text:tab/><text:span text:style-name="T9">Debarnot, C. </text:span><text:span text:style-name="T1">Imbert I, </text:span><text:span text:style-name="T14">Ferron F.</text:span><text:span text:style-name="T1">, Gluais L, Varlet I, Papageorgiou N, Bouvet M, Lescar J, Decroly E, Canard B.</text:span><text:span text:style-name="T13"> Crystallization and diffraction analysis of the SARS coronavirus nsp10-nsp16 complex. </text:span><text:span text:style-name="T12">Acta Crystallograph. Sect. F</text:span><text:span text:style-name="T15"> Struct. Biol. Cryst. Commun.</text:span><text:span text:style-name="T13"> </text:span><text:span text:style-name="T7">67,</text:span><text:span text:style-name="T8"> 404–8 (2011).</text:span></text:p>
          </table:table-cell>
        </table:table-row>
        <table:table-row table:style-name="ro2">
          <table:table-cell office:value-type="string" calcext:value-type="string">
            <text:p><text:span text:style-name="T9">24.</text:span><text:tab/><text:span text:style-name="T9">Decroly, E. </text:span><text:span text:style-name="T1">Debarnot C, </text:span><text:span text:style-name="T14">Ferron F</text:span><text:span text:style-name="T1">, Bouvet M, Coutard B, Imbert I, Gluais L, Papageorgiou N, Sharff A, Bricogne G, Ortiz-Lombardia M, Lescar J, Canard B.</text:span><text:span text:style-name="T13"> Crystal Structure and Functional Analysis of the SARS-Coronavirus RNA Cap 2’-O-Methyltransferase nsp10/nsp16 Complex. </text:span><text:span text:style-name="T12">PLoS Pathog</text:span><text:span text:style-name="T15">.</text:span><text:span text:style-name="T13"> </text:span><text:span text:style-name="T7">7,</text:span><text:span text:style-name="T8"> e1002059 (2011).</text:span></text:p>
          </table:table-cell>
        </table:table-row>
        <table:table-row table:style-name="ro2">
          <table:table-cell table:style-name="ce1" office:value-type="string" calcext:value-type="string">
            <text:p><text:span text:style-name="T9">25.</text:span><text:tab/><text:span text:style-name="T10">Ferron, F.,</text:span><text:span text:style-name="T11"> Li Z, Danek EI, Luo D, Wong Y, Coutard B, Lantez V, Charrel R, Canard B, Walz T, Lescar J. The hexamer structure of the rift valley Fever virus nucleoprotein suggests a mechanism for its assembly into ribonucleoprotein complexes. </text:span><text:span text:style-name="T12">PLoS Pathog</text:span><text:span text:style-name="T15">.</text:span><text:span text:style-name="T13"> </text:span><text:span text:style-name="T7">7,</text:span><text:span text:style-name="T8"> e1002030 (2011).</text:span></text:p>
          </table:table-cell>
        </table:table-row>
        <table:table-row table:style-name="ro2">
          <table:table-cell office:value-type="string" calcext:value-type="string">
            <text:p><text:span text:style-name="T9">26.</text:span><text:tab/><text:span text:style-name="T9">Blocquel, D. </text:span><text:span text:style-name="T1">Habchi J, Durand E, Sevajol M, </text:span><text:span text:style-name="T14">Ferron F.</text:span><text:span text:style-name="T1">, Erales J, Papageorgiou N, Longhi S</text:span><text:span text:style-name="T15">.</text:span><text:span text:style-name="T13"> Coiled-coil deformations in crystal structures: the measles virus phosphoprotein multimerization domain as an illustrative example. </text:span><text:span text:style-name="T12">Acta Crystallogr. D</text:span><text:span text:style-name="T15"> Biol. Crystallogr.</text:span><text:span text:style-name="T13"> </text:span><text:span text:style-name="T7">70,</text:span><text:span text:style-name="T8"> 1589–1603 (2014).</text:span></text:p>
          </table:table-cell>
        </table:table-row>
        <table:table-row table:style-name="ro2">
          <table:table-cell table:style-name="ce5" office:value-type="string" calcext:value-type="string">
            <text:p><text:span text:style-name="T9">27. </text:span><text:span text:style-name="T1">Priet S, Roux L, Saez-Ayala M, </text:span><text:span text:style-name="T2">Ferron F</text:span><text:span text:style-name="T1">, Canard B, Alvarez K. Enzymatic synthesis of acyclic nucleoside thiophosphonate diphosphates: effect of the α-phosphorus configuration on HIV-1 RT activity. </text:span><text:span text:style-name="T18">Antiviral Res.</text:span><text:span text:style-name="T1">  May;117:122-31. (2015)</text:span></text:p>
          </table:table-cell>
        </table:table-row>
        <table:table-row table:style-name="ro2">
          <table:table-cell table:style-name="ce5" office:value-type="string" calcext:value-type="string">
            <text:p><text:span text:style-name="T1">28. Papageorgiou N, Lichière J, Baklouti A, </text:span><text:span text:style-name="T2">Ferron F</text:span><text:span text:style-name="T1">, Sévajol M, Canard B, Coutard B. Structural characterization of the N-terminal part of the MERS-CoV nucleocapsid by X-ray diffraction and small-angle X-ray scattering. </text:span><text:span text:style-name="T18">Acta Crystallogr D Struct Biol. </text:span><text:span text:style-name="T1">Feb;72(Pt 2):192-202. (2016)</text:span></text:p>
          </table:table-cell>
        </table:table-row>
        <table:table-row table:style-name="ro2">
          <table:table-cell table:style-name="ce5" office:value-type="string" calcext:value-type="string">
            <text:p><text:span text:style-name="T1">29. Lieutaud P, </text:span><text:span text:style-name="T2">Ferron F</text:span><text:span text:style-name="T1">, Longhi S. Predicting Conformational Disorder. </text:span><text:span text:style-name="T18">Methods Mol Biol.</text:span><text:span text:style-name="T1">;1415:265-99. (2016)</text:span></text:p>
          </table:table-cell>
        </table:table-row>
        <table:table-row table:style-name="ro2">
          <table:table-cell table:style-name="ce5" office:value-type="string" calcext:value-type="string">
            <text:p><text:span text:style-name="T1">30. Potisopon S, </text:span><text:span text:style-name="T2">Ferron F</text:span><text:span text:style-name="T1">, Fattorini V, Selisko B, Canard B. Substrate selectivity of Dengue and Zika virus NS5 polymerase towards 2'-modified nucleotide analogues. </text:span><text:span text:style-name="T18">Antiviral Res.</text:span><text:span text:style-name="T1">  Dec 29. pii: S0166-3542(16)30754-9. (2016)</text:span></text:p>
          </table:table-cell>
        </table:table-row>
        <table:table-row table:style-name="ro2">
          <table:table-cell table:style-name="ce5" office:value-type="string" calcext:value-type="string">
            <text:p><text:span text:style-name="T1">31.</text:span><text:tab/><text:span text:style-name="T1">Yekwa E, Khourieh J, Canard B, Papageorgiou N, </text:span><text:span text:style-name="T2">Ferron F</text:span><text:span text:style-name="T1">.* Activity inhibition and crystal polymorphism induced by active-site metal swapping. </text:span><text:span text:style-name="T18">Acta Crystallogr D Struct Biol.</text:span><text:span text:style-name="T1"> Aug 1;73(Pt 8):641-649.2017 (2017)</text:span></text:p>
          </table:table-cell>
        </table:table-row>
        <table:table-row table:style-name="ro2">
          <table:table-cell table:style-name="ce5" office:value-type="string" calcext:value-type="string">
            <text:p><text:span text:style-name="T1">32.</text:span><text:tab/><text:span text:style-name="T1">Baklouti A, Goulet A, Lichière J, Canard B, Charrel RN, </text:span><text:span text:style-name="T2">Ferron F</text:span><text:span text:style-name="T1">, Coutard B, Papageorgiou N. Toscana virus nucleoprotein oligomer organization observed in solution. </text:span><text:span text:style-name="T18">Acta Crystallogr D Struct Biol</text:span><text:span text:style-name="T19">.</text:span><text:span text:style-name="T1"> Aug 1;73(Pt 8):650-659. (2017)</text:span></text:p>
          </table:table-cell>
        </table:table-row>
        <table:table-row table:style-name="ro2">
          <table:table-cell table:style-name="ce5" office:value-type="string" calcext:value-type="string">
            <text:p><text:span text:style-name="T1">33. </text:span><text:span text:style-name="T2">Ferron F</text:span><text:span text:style-name="T1">, Subissi L, Silveira De Morais AT, Le NTT, Sevajol M, Gluais L, Decroly E, Vonrhein C, Bricogne G, Canard B, Imbert I. Structural and molecular basis of mismatch correction and ribavirin excision from coronavirus RNA. </text:span><text:span text:style-name="T18">Proc Natl Acad Sci U S A</text:span><text:span text:style-name="T20">.</text:span><text:span text:style-name="T1"> Jan 9;115(2):E162-E171. (2018)</text:span></text:p>
          </table:table-cell>
        </table:table-row>
        <table:table-row table:style-name="ro2">
          <table:table-cell table:style-name="ce5" office:value-type="string" calcext:value-type="string">
            <text:p><text:span text:style-name="T1">34. Saez-Ayala M, Yekwa EL, Carcelli M, Canard B, Alvarez K, </text:span><text:span text:style-name="T2">Ferron F</text:span><text:span text:style-name="T1">.* Crystal structures of Lymphocytic choriomeningitis virus endonuclease domain complexed with diketo-acid ligands. </text:span><text:span text:style-name="T18">IUCrJ.</text:span><text:span text:style-name="T1"> 2018 Mar 1;5(Pt 2):223-235. (2018)</text:span></text:p>
          </table:table-cell>
        </table:table-row>
        <table:table-row table:style-name="ro2">
          <table:table-cell table:style-name="ce5" office:value-type="string" calcext:value-type="string">
            <text:p><text:span text:style-name="T1">35. Carnec X, Mateo M, Page A, Reynard S, Hortion J, Picard C, Yekwa E, Barrot L, Barron S, Vallve A, Raoul H, Carbonnelle C, </text:span><text:span text:style-name="T2">Ferron F</text:span><text:span text:style-name="T1">, Baize S. A Vaccine Platform against Arenaviruses Based on a Recombinant Hyperattenuated Mopeia Virus Expressing Heterologous Glycoproteins. </text:span><text:span text:style-name="T18">J Virol.</text:span><text:span text:style-name="T1"> Jun 15;92(12). (2018)</text:span></text:p>
          </table:table-cell>
        </table:table-row>
        <table:table-row table:style-name="ro2">
          <table:table-cell table:style-name="ce5" office:value-type="string" calcext:value-type="string">
            <text:p><text:span text:style-name="T1">36.</text:span><text:tab/><text:span text:style-name="T1">Nguyen THV, Lichière J, Canard B, Papageorgiou N, Attoumani S, </text:span><text:span text:style-name="T2">Ferron F*</text:span><text:span text:style-name="T21">,</text:span><text:span text:style-name="T1"> Coutard B. Structure and oligomerization state of the C-terminal region of the Middle East respiratory syndrome coronavirus nucleoprotein. </text:span><text:span text:style-name="T18">Acta Crystallogr D Struct Biol</text:span><text:span text:style-name="T19">.</text:span><text:span text:style-name="T1">  Jan 1;75(Pt 1):8-15 (2019)</text:span></text:p>
          </table:table-cell>
        </table:table-row>
        <table:table-row table:style-name="ro2">
          <table:table-cell table:style-name="ce5" office:value-type="string" calcext:value-type="string">
            <text:p><text:span text:style-name="T1">37.</text:span><text:tab/><text:span text:style-name="T1">Saez-Ayala M, Laban Yekwa E, Mondielli C, Roux L, Hernández S, Bailly F, Cotelle P, Rogolino D, Canard B, </text:span><text:span text:style-name="T2">Ferron F,</text:span><text:span text:style-name="T1"> Alvarez K. Metal chelators for the inhibition of the lymphocytic choriomeningitis virus endonuclease domain. </text:span><text:span text:style-name="T18">Antiviral Res.</text:span><text:span text:style-name="T1"> Feb;162:79-89. (2019)</text:span></text:p>
          </table:table-cell>
        </table:table-row>
        <table:table-row table:style-name="ro2">
          <table:table-cell table:style-name="ce5" office:value-type="string" calcext:value-type="string">
            <text:p><text:span text:style-name="T1">38. </text:span><text:span text:style-name="T2">Ferron F</text:span><text:span text:style-name="T1">, Debat HJ, Shannon A, Decroly E, Canard B. A N7-guanine RNA cap methyltransferase signature-sequence as a genetic marker of large genome, non-mammalian </text:span><text:span text:style-name="T22">Tobaniviridae</text:span><text:span text:style-name="T1">. </text:span><text:span text:style-name="T18">NAR Genom Bioinform</text:span><text:span text:style-name="T1">. 2020 Mar;2(1):lqz022. Epub 2019 Dec 19. </text:span></text:p>
          </table:table-cell>
        </table:table-row>
        <table:table-row table:style-name="ro2">
          <table:table-cell table:style-name="ce5" office:value-type="string" calcext:value-type="string">
            <text:p><text:span text:style-name="T23">39. </text:span><text:span text:style-name="T1">Shannon A, Le NT, Selisko B, Eydoux C, Alvarez K, Guillemot JC, Decroly E, Peersen O, </text:span><text:span text:style-name="T2">Ferron F*</text:span><text:span text:style-name="T1">, Canard B. Remdesivir and SARS-CoV-2: Structural requirements at both nsp12 RdRp and nsp14 Exonuclease active-sites. </text:span><text:span text:style-name="T18">Antiviral Res</text:span><text:span text:style-name="T1">. 2020 Jun;178:104793. Epub 2020 Apr 10.</text:span></text:p>
          </table:table-cell>
        </table:table-row>
        <table:table-row table:style-name="ro2">
          <table:table-cell table:style-name="ce5" office:value-type="string" calcext:value-type="string">
            <text:p><text:span text:style-name="T23">40. Shannon A, Selisko B, Le NT, Huchting J, Touret F, Piorkowski G, Fattorini V, </text:span><text:span text:style-name="T2">Ferron F</text:span><text:span text:style-name="T21">, Decroly E, Meier C, Coutard B, Peersen O, Canard B. Rapid incorporation of Favipiravir by the fast and permissive viral RNA polymerase complex results in SARS-CoV-2 lethal mutagenesis. </text:span><text:span text:style-name="T24">Nat Commun.</text:span><text:span text:style-name="T21"> 2020 Sep 17;11(1):4682.</text:span></text:p>
          </table:table-cell>
        </table:table-row>
        <table:table-row table:style-name="ro2">
          <table:table-cell table:style-name="ce5" office:value-type="string" calcext:value-type="string">
            <text:p><text:span text:style-name="T23">41. Valle C, Martin B, </text:span><text:span text:style-name="T2">Ferron F</text:span><text:span text:style-name="T21">, Roig-Zamboni V, Desmyter A, Debart F, Vasseur JJ, Canard B, Coutard B &amp; Decroly E. </text:span><text:span text:style-name="T1">First insights into the structural features of Ebola virus methyltransferase activities. </text:span><text:span text:style-name="T25">Nucleic Acids Res</text:span><text:span text:style-name="T1">. 2021 Feb 22;49(3):1737-1748</text:span><text:span text:style-name="T26">.</text:span></text:p>
          </table:table-cell>
        </table:table-row>
        <table:table-row table:style-name="ro2">
          <table:table-cell table:style-name="ce6" office:value-type="string" calcext:value-type="string">
            <text:p><text:span text:style-name="T27">42. Papageorgiou N, Vaitsopoulou A, Diop A, Nguyen THV, Canard B, Alvarez K, </text:span><text:span text:style-name="T28">Ferron F*. </text:span><text:span text:style-name="T29">Observation of arenavirus nucleoprotein heptamer assembly. </text:span><text:span text:style-name="T30">FEBS Open Bio</text:span><text:span text:style-name="T31">. 2021 Apr;11(4):1076-1083.</text:span></text:p>
          </table:table-cell>
        </table:table-row>
        <table:table-row table:style-name="ro2">
          <table:table-cell table:style-name="ce7" office:value-type="string" calcext:value-type="string">
            <text:p><text:span text:style-name="T27">43. </text:span><text:span text:style-name="T32">Ferron F</text:span><text:span text:style-name="T33">, Sama B, Decroly E</text:span><text:span text:style-name="T34"> </text:span><text:span text:style-name="T33">, Canard B.</text:span><text:span text:style-name="T34"> </text:span><text:span text:style-name="T35">The enzymes for genome size increase and maintenance of large (+) RNA viruses</text:span><text:span text:style-name="T36">. </text:span><text:span text:style-name="T37">Trends in Biochemical Sciences</text:span><text:span text:style-name="T38"> </text:span><text:span text:style-name="T39">2021 Nov;46(11):866-877.</text:span></text:p>
          </table:table-cell>
        </table:table-row>
        <table:table-row table:style-name="ro2">
          <table:table-cell table:style-name="ce8" office:value-type="string" calcext:value-type="string">
            <text:p><text:span text:style-name="T40">44. Ogando NS, El Kazzi P, Zevenhoven-Dobbe JC, Bontes BW, Decombe A, Posthuma CC, Thiel V, Canard B, </text:span><text:span text:style-name="T41">Ferron F</text:span><text:span text:style-name="T42">, Decroly E, Snijder EJ. Structure-function analysis of the nsp14 N7-guanine methyltransferase reveals an essential role in </text:span><text:span text:style-name="T43">Betacoronavirus</text:span><text:span text:style-name="T44"> replication. </text:span><text:span text:style-name="T45">Proc Natl Acad Sci U S A.</text:span><text:span text:style-name="T46"> 2021 Dec 7;118(49):e2108709118.</text:span></text:p>
          </table:table-cell>
        </table:table-row>
        <table:table-row table:style-name="ro2">
          <table:table-cell table:style-name="ce9" office:value-type="string" calcext:value-type="string">
            <text:p><text:span text:style-name="T27">45. Hurdiss DL, El Kazzi P, Bauer L, Papageorgiou N, </text:span><text:span text:style-name="T28">Ferron FP</text:span><text:span text:style-name="T29">, Donselaar T, van Vliet ALW, Shamorkina TM, Snijder J, Canard B, Decroly E, Brancale A, Zeev-Ben-Mordehai T, Förster F, van Kuppeveld FJM, Coutard B.</text:span><text:span text:style-name="T47">Fluoxetine targets an allosteric site in the enterovirus 2C AAA+ ATPase and stabilizes a ring-shaped hexameric complex. </text:span><text:span text:style-name="T48">Science Adv</text:span><text:span text:style-name="T49">. 2022 Jan 7;8(1):eabj7615</text:span></text:p>
          </table:table-cell>
        </table:table-row>
        <table:table-row table:style-name="ro2">
          <table:table-cell table:style-name="ce8" office:value-type="string" calcext:value-type="string">
            <text:p><text:span text:style-name="T40">46. Shannon A, Fattorini V, Sama B, Selisko B, Feracci M, Falcou C, Gauffre P, El Kazzi P, Delpal A, Decroly E, Alvarez K, Eydoux C, Guillemot JC, Moussa A, Good SS, La Colla P, Lin K, Sommadossi JP, Zhu Y, Yan X, Shi H, </text:span><text:span text:style-name="T41">Ferron F</text:span><text:span text:style-name="T42">, Canard B. A dual mechanism of action of AT-527 against SARS-CoV-2 polymerase. </text:span><text:span text:style-name="T45">Nat Commun</text:span><text:span text:style-name="T46">. 2022 Feb 2;13(1):621.</text:span><text:span text:style-name="T50"> </text:span></text:p>
          </table:table-cell>
        </table:table-row>
        <table:table-row table:style-name="ro2">
          <table:table-cell table:style-name="ce10" office:value-type="string" calcext:value-type="string">
            <text:p><text:span text:style-name="T40">47. </text:span><text:span text:style-name="T51">Nguyen THV, Yekwa E, Selisko B, Canard B, Alvarez K, </text:span><text:span text:style-name="T52">Ferron F*</text:span><text:span text:style-name="T53">. Inhibition of </text:span><text:span text:style-name="T54">Arenaviridae</text:span><text:span text:style-name="T55"> nucleoprotein exonuclease by bisphosphonate.</text:span><text:span text:style-name="T56"> </text:span><text:span text:style-name="T57">IUCrJ.</text:span><text:span text:style-name="T58"> 2022 Jul 1;9(Pt 4):468-479.</text:span></text:p>
          </table:table-cell>
        </table:table-row>
        <table:table-row table:style-name="ro2">
          <table:table-cell table:style-name="ce10" office:value-type="string" calcext:value-type="string">
            <text:p><text:span text:style-name="T40">48. </text:span><text:span text:style-name="T51">Hernández S, Feracci M, De Jesus CT, El Kazzi P, Kaci R, Garlatti L, Mondielli C, Bailly F, Cotelle P, Touret F, de Lamballerie X, Coutard B, Decroly E, Canard B, </text:span><text:span text:style-name="T52">Ferron F*</text:span><text:span text:style-name="T53">, Alvarez K. Identification of potent inhibitors of arenavirus and SARS-CoV-2 exoribonucleases by fluorescence polarization assay. </text:span><text:span text:style-name="T59">Antiviral Res.</text:span><text:span text:style-name="T58"> 2022 Aug;204:105364.</text:span></text:p>
          </table:table-cell>
        </table:table-row>
        <table:table-row table:style-name="ro2">
          <table:table-cell table:style-name="ce11" office:value-type="string" calcext:value-type="string">
            <text:p><text:span text:style-name="T60">49. Shannon A, Sama B, Gauffre P, Guez T, Debart F, Vasseur JJ, Decroly E, Canard B, </text:span><text:span text:style-name="T61">Ferron F*</text:span><text:span text:style-name="T62">. A second type of N7-guanine RNA cap methyltransferase in an unusual locus of a large RNA virus genome. </text:span><text:span text:style-name="T63">Nucleic Acids Res.</text:span><text:span text:style-name="T64"> 2022 Oct 28;50(19):11186-11198.</text:span></text:p>
          </table:table-cell>
        </table:table-row>
        <table:table-row table:style-name="ro2">
          <table:table-cell table:style-name="ce11" office:value-type="string" calcext:value-type="string">
            <text:p><text:span text:style-name="T60">50. Kazzi PE, Rabah N, Chamontin C, Poulain L, </text:span><text:span text:style-name="T61">Ferron F</text:span><text:span text:style-name="T62">, Debart F, Canard B, Missé D, Coutard B, Nisole S, Decroly E. Internal RNA 2'O-methylation in the HIV-1 genome counteracts ISG20 nuclease-mediated antiviral effect. </text:span><text:span text:style-name="T63">Nucleic Acids Res.</text:span><text:span text:style-name="T64"> 2022 Nov 10.</text:span></text:p>
          </table:table-cell>
        </table:table-row>
        <table:table-row table:style-name="ro2">
          <table:table-cell table:style-name="ce11" office:value-type="string" calcext:value-type="string">
            <text:p><text:span text:style-name="T60">51. Feracci M, Eydoux C, Fattorini V, Lo Bello L,Gauffre P,Selisko B, Sutto-Ortiz P,; Shannon A, Xia H, Shi PY, Noel M, Debart F, Vasseur JJ, Good S, Lin K, Sommadossi JP, Chazot A, Alvarez K, Guillemot JC, Decroly E, </text:span><text:span text:style-name="T61">Ferron F</text:span><text:span text:style-name="T62"> &amp; Canard B. AT-752 targets multiple sites and activities on the Dengue virus replication enzyme NS5.</text:span><text:span text:style-name="T65"> </text:span><text:span text:style-name="T66">Antiviral Res.</text:span><text:span text:style-name="T64"> 2023 Apr;212:105574.</text:span></text:p>
          </table:table-cell>
        </table:table-row>
        <table:table-row table:style-name="ro2">
          <table:table-cell table:style-name="ce11" office:value-type="string" calcext:value-type="string">
            <text:p><text:span text:style-name="T60">52. Wilde V, Canard B, </text:span><text:span text:style-name="T61">Ferron F*.</text:span><text:span text:style-name="T62"> Viral Instant Mutation Viewer: A Tool to Speed Up the Identification and Analysis of New SARS-CoV-2 Emerging Variants and Beyond. </text:span><text:span text:style-name="T63">Viruses.</text:span><text:span text:style-name="T64"> 2023 Jul 26;15(8).</text:span></text:p>
          </table:table-cell>
        </table:table-row>
        <table:table-row table:style-name="ro2">
          <table:table-cell table:style-name="ce11" office:value-type="string" calcext:value-type="string">
            <text:p><text:span text:style-name="T67">53. </text:span><text:span text:style-name="T68">Ortega Granda O, Alvarez K, Mate-Perez MJ, Canard B, </text:span><text:span text:style-name="T69">Ferron F,</text:span><text:span text:style-name="T70"> Rabah N. Macro1 domain residue F156: A hallmark of SARS-CoV-2 de-MARylation specificity. </text:span><text:span text:style-name="T63">Virology.</text:span><text:span text:style-name="T64"> 2023 Oct;587:109845.</text:span></text:p>
          </table:table-cell>
        </table:table-row>
        <table:table-row table:style-name="ro2">
          <table:table-cell table:style-name="ce11" office:value-type="string" calcext:value-type="string">
            <text:p><text:span text:style-name="T60">54. </text:span><text:span text:style-name="T71">Shannon A, Chazot A, Feracci M, Falcou C, Fattorini V, Selisko B, Good S, Moussa A, Sommadossi JP, </text:span><text:span text:style-name="T72">Ferron F</text:span><text:span text:style-name="T73">, Alvarez K, Canard B. An exonuclease-resistant chain-terminating nucleotide analogue targeting the SARS-CoV-2 replicase complex. </text:span><text:span text:style-name="T63">Nucleic Acids Res.</text:span><text:span text:style-name="T74"> 2023 Dec 14.</text:span></text:p>
          </table:table-cell>
        </table:table-row>
        <table:table-row table:style-name="ro2">
          <table:table-cell table:style-name="ce12" office:value-type="string" calcext:value-type="string">
            <text:p><text:span text:style-name="T71">55. Papageorgiou N., Baklouti A., Lichière J., Desmyter A., Canard B., Coutard B., </text:span><text:span text:style-name="T72">Ferron F*. </text:span><text:span text:style-name="T73">Structural flexibility of Toscana virus Nucleoprotein in the presence of a single-chain camelid antibody. </text:span><text:span text:style-name="T75">Acta Crystallogr D Struct Biol</text:span><text:span text:style-name="T76">.</text:span><text:span text:style-name="T77"> </text:span><text:span text:style-name="T78">2024 In Press</text:span></text:p>
          </table:table-cell>
        </table:table-row>
      </table:table>
      <table:named-expressions/>
      <table:database-ranges>
        <table:database-range table:name="__Anonymous_Sheet_DB__0" table:target-range-address="Feuille1.A1:Feuille1.A1048576" table:contains-header="false">
          <table:sort>
            <table:sort-by table:field-number="0" table:order="descending"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byssinica SIL" svg:font-family="'Abyssinica SIL'" style:font-pitch="variable"/>
    <style:font-face style:name="DejaVu Sans" svg:font-family="'DejaVu Sans'" style:font-family-generic="system" style:font-pitch="variable"/>
    <style:font-face style:name="F" svg:font-family="" style:font-family-generic="roman"/>
    <style:font-face style:name="Liberation Sans" svg:font-family="'Liberation Sans'" style:font-family-generic="swiss" style:font-pitch="variable"/>
    <style:font-face style:name="Lohit Devanagari" svg:font-family="'Lohit Devanagari'" style:font-family-generic="system" style:font-pitch="variable"/>
    <style:font-face style:name="Lucida Sans" svg:font-family="'Lucida Sans'" style:font-family-generic="swiss"/>
    <style:font-face style:name="Noto Sans CJK SC" svg:font-family="'Noto Sans CJK SC'" style:font-family-generic="system" style:font-pitch="variable"/>
    <style:font-face style:name="SimSun" svg:font-family="SimSun" style:font-pitch="variable"/>
  </office:font-face-decls>
  <office:styles>
    <style:default-style style:family="table-cell">
      <style:paragraph-properties style:tab-stop-distance="1.25cm"/>
      <style:text-properties style:font-name="Liberation Sans" fo:font-size="10pt" fo:language="fr" fo:country="FR"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01-10">00/00/0000</text:date>, <text:time>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Francois Ferron</meta:initial-creator>
    <meta:creation-date>2024-01-10T13:03:37.001096065</meta:creation-date>
    <dc:date>2024-01-10T14:08:24.634184274</dc:date>
    <dc:creator>Francois Ferron</dc:creator>
    <meta:editing-duration>PT1H4M48S</meta:editing-duration>
    <meta:editing-cycles>1</meta:editing-cycles>
    <meta:document-statistic meta:table-count="1" meta:cell-count="55" meta:object-count="0"/>
    <meta:generator>LibreOffice/7.5.7.1$Linux_X86_64 LibreOffice_project/50$Build-1</meta:generator>
  </office:meta>
</office:document-meta>
</file>